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d7b8e" officeooo:paragraph-rsid="0010d971"/>
    </style:style>
    <style:style style:name="P2" style:family="paragraph" style:parent-style-name="Standard">
      <style:text-properties officeooo:rsid="000d7b8e" officeooo:paragraph-rsid="000d7b8e"/>
    </style:style>
    <style:style style:name="P3" style:family="paragraph" style:parent-style-name="Standard">
      <style:text-properties officeooo:rsid="000d7b8e" officeooo:paragraph-rsid="000f6cb0"/>
    </style:style>
    <style:style style:name="P4" style:family="paragraph" style:parent-style-name="Standard">
      <style:text-properties officeooo:rsid="000d7b8e" officeooo:paragraph-rsid="0010d971"/>
    </style:style>
    <style:style style:name="P5" style:family="paragraph" style:parent-style-name="Standard">
      <style:text-properties fo:font-weight="bold" officeooo:rsid="000d7b8e" officeooo:paragraph-rsid="000d7b8e" style:font-weight-asian="bold" style:font-weight-complex="bold"/>
    </style:style>
    <style:style style:name="P6" style:family="paragraph" style:parent-style-name="Standard">
      <style:text-properties fo:font-weight="bold" officeooo:rsid="000d7b8e" officeooo:paragraph-rsid="0011bccd" style:font-weight-asian="bold" style:font-weight-complex="bold"/>
    </style:style>
    <style:style style:name="P7" style:family="paragraph" style:parent-style-name="Standard">
      <style:text-properties fo:font-weight="bold" officeooo:rsid="000d7b8e" officeooo:paragraph-rsid="000d7b8e" fo:background-color="#fff200" style:font-weight-asian="bold" style:font-weight-complex="bold"/>
    </style:style>
    <style:style style:name="P8" style:family="paragraph" style:parent-style-name="Standard">
      <style:text-properties fo:font-weight="bold" officeooo:rsid="0011013f" officeooo:paragraph-rsid="0011013f" fo:background-color="#fff200" style:font-weight-asian="bold" style:font-weight-complex="bold"/>
    </style:style>
    <style:style style:name="P9" style:family="paragraph" style:parent-style-name="Standard">
      <style:text-properties officeooo:rsid="000d7b8e" officeooo:paragraph-rsid="000d7b8e" fo:background-color="#fff200"/>
    </style:style>
    <style:style style:name="P10" style:family="paragraph" style:parent-style-name="Standard">
      <style:text-properties fo:font-size="9pt" fo:font-weight="bold" officeooo:rsid="000d7b8e" officeooo:paragraph-rsid="0011bccd" style:font-size-asian="9pt" style:font-weight-asian="bold" style:font-size-complex="9pt" style:font-weight-complex="bold"/>
    </style:style>
    <style:style style:name="P11" style:family="paragraph" style:parent-style-name="Standard">
      <style:text-properties officeooo:rsid="000d7b8e" officeooo:paragraph-rsid="000f6cb0"/>
    </style:style>
    <style:style style:name="P12" style:family="paragraph" style:parent-style-name="Standard">
      <style:text-properties officeooo:rsid="000d7b8e" officeooo:paragraph-rsid="001318f2"/>
    </style:style>
    <style:style style:name="P13" style:family="paragraph" style:parent-style-name="Standard">
      <style:text-properties officeooo:rsid="000d7b8e" officeooo:paragraph-rsid="001ae1b9"/>
    </style:style>
    <style:style style:name="P14" style:family="paragraph" style:parent-style-name="Standard">
      <style:text-properties officeooo:rsid="000d7b8e" officeooo:paragraph-rsid="001ed3cf"/>
    </style:style>
    <style:style style:name="P15" style:family="paragraph" style:parent-style-name="Standard">
      <style:text-properties fo:font-size="9pt" fo:font-weight="bold" officeooo:rsid="000d7b8e" officeooo:paragraph-rsid="0011bccd" style:font-size-asian="9pt" style:font-weight-asian="bold" style:font-size-complex="9pt" style:font-weight-complex="bold"/>
    </style:style>
    <style:style style:name="P16" style:family="paragraph" style:parent-style-name="Standard">
      <style:text-properties fo:font-size="9pt" fo:font-weight="bold" officeooo:rsid="000d7b8e" officeooo:paragraph-rsid="00228573" style:font-size-asian="9pt" style:font-weight-asian="bold" style:font-size-complex="9pt" style:font-weight-complex="bold"/>
    </style:style>
    <style:style style:name="P17" style:family="paragraph" style:parent-style-name="Standard">
      <style:text-properties fo:font-size="9pt" fo:font-weight="bold" officeooo:rsid="000d7b8e" officeooo:paragraph-rsid="002877dd" style:font-size-asian="9pt" style:font-weight-asian="bold" style:font-size-complex="9pt" style:font-weight-complex="bold"/>
    </style:style>
    <style:style style:name="T1" style:family="text">
      <style:text-properties officeooo:rsid="000e2f27"/>
    </style:style>
    <style:style style:name="T2" style:family="text">
      <style:text-properties officeooo:rsid="0010d97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0cff" style:font-weight-asian="normal" style:font-weight-complex="normal"/>
    </style:style>
    <style:style style:name="T6" style:family="text">
      <style:text-properties fo:font-weight="normal" officeooo:rsid="001f5e3d" style:font-weight-asian="normal" style:font-weight-complex="normal"/>
    </style:style>
    <style:style style:name="T7" style:family="text">
      <style:text-properties fo:font-weight="normal" officeooo:rsid="00228573" style:font-weight-asian="normal" style:font-weight-complex="normal"/>
    </style:style>
    <style:style style:name="T8" style:family="text">
      <style:text-properties fo:font-weight="normal" officeooo:rsid="001318f2" style:font-weight-asian="normal" style:font-weight-complex="normal"/>
    </style:style>
    <style:style style:name="T9" style:family="text">
      <style:text-properties officeooo:rsid="00120cff"/>
    </style:style>
    <style:style style:name="T10" style:family="text">
      <style:text-properties officeooo:rsid="001318f2"/>
    </style:style>
    <style:style style:name="T11" style:family="text">
      <style:text-properties officeooo:rsid="0018eb82"/>
    </style:style>
    <style:style style:name="T12" style:family="text">
      <style:text-properties officeooo:rsid="00190287"/>
    </style:style>
    <style:style style:name="T13" style:family="text">
      <style:text-properties officeooo:rsid="001ae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仪器仪表读数：</text:p>
      <text:p text:style-name="P7"/>
      <text:p text:style-name="P8">1.先找到仪表/仪表检测（SSD，yolo,haar+ad aboost)，</text:p>
      <text:p text:style-name="P8">2.数字区域分割，颜色检测，用最小外接矩形。</text:p>
      <text:p text:style-name="P8">3.数字检测,类似仪表检测。（yolo?)</text:p>
      <text:p text:style-name="P2"/>
      <text:p text:style-name="P3"><text:span text:style-name="T3">*opencv: <text:s text:c="7"/></text:span>模板匹配+边缘检测+霍夫直线检测<text:span text:style-name="T2">（canny边缘检测，hough变换检测得到最长直线)、<text:tab/><text:tab/></text:span>模板匹配+k-means+直线拟合</text:p>
      <text:p text:style-name="P12"><text:span text:style-name="T10">#思路</text:span></text:p>
      <text:p text:style-name="P13"><text:span text:style-name="T10">1. USB摄像头取图 ok</text:span></text:p>
      <text:p text:style-name="P14"><text:span text:style-name="T11">2. </text:span>图像预处理<text:span text:style-name="T10">： 获取屏幕roi(分离提取屏幕区域，计算屏幕的旋转角度），</text:span></text:p>
      <text:p text:style-name="P14"><text:span text:style-name="T10">{canny，霍夫直线检测找数字部分} {转灰度，阈值threshold, 开运算，去除部分黑字}</text:span></text:p>
      <text:p text:style-name="P14"><text:span text:style-name="T10">裁剪屏幕区域，旋转图像至正向视角，提取文字</text:span></text:p>
      <text:p text:style-name="P13"><text:span text:style-name="T13">3.</text:span>字符分割<text:span text:style-name="T10">：获取单个数字字符的二值化图像，</text:span></text:p>
      <text:p text:style-name="P13"><text:span text:style-name="T13">4.识别 (二值化图像）ok </text:span></text:p>
      <text:p text:style-name="P13"><text:span text:style-name="T13">## <text:s text:c="2"/></text:span>模板匹配<text:span text:style-name="T10">：确定字符内容</text:span><text:tab/><text:tab/></text:p>
      <text:p text:style-name="P13"><text:s/><text:span text:style-name="T12">## <text:s/>分类器训练</text:span></text:p>
      <text:p text:style-name="P13"><text:span text:style-name="T12">## <text:s text:c="2"/>使用开源工具-tesseract<text:tab/><text:tab/><text:tab/></text:span></text:p>
      <text:p text:style-name="P3"/>
      <text:p text:style-name="P3"/>
      <text:p text:style-name="P3"/>
      <text:p text:style-name="P5">*halcon:</text:p>
      <text:p text:style-name="P2"><text:span text:style-name="T3">*深度学习：</text:span><text:span text:style-name="T1">CNN <text:s text:c="2"/>yolo识别(将图像二值化，直接标记训练二值化后的数字）</text:span></text:p>
      <text:p text:style-name="P2"/>
      <text:p text:style-name="P9">仪器仪表刻度：</text:p>
      <text:p text:style-name="P1">减影法 [<text:bookmark text:name="return3"/><text:a xlink:type="simple" xlink:href="https://www.hanspub.org/journal/PaperInformation.aspx?paperID=35535#ref4" office:target-frame-name="_self" xlink:show="replace" text:style-name="Internet_20_link" text:visited-style-name="Visited_20_Internet_20_Link">4</text:a>]、Hough直线变换法 [<text:bookmark text:name="return4"/><text:a xlink:type="simple" xlink:href="https://www.hanspub.org/journal/PaperInformation.aspx?paperID=35535#ref5" office:target-frame-name="_self" xlink:show="replace" text:style-name="Internet_20_link" text:visited-style-name="Visited_20_Internet_20_Link">5</text:a>]、指针区域特征法 [<text:bookmark text:name="return5"/><text:a xlink:type="simple" xlink:href="https://www.hanspub.org/journal/PaperInformation.aspx?paperID=35535#ref6" office:target-frame-name="_self" xlink:show="replace" text:style-name="Internet_20_link" text:visited-style-name="Visited_20_Internet_20_Link">6</text:a>]、基于轮廓拟合与径向分割的识别算法 [<text:bookmark text:name="return6"/><text:a xlink:type="simple" xlink:href="https://www.hanspub.org/journal/PaperInformation.aspx?paperID=35535#ref7" office:target-frame-name="_self" xlink:show="replace" text:style-name="Internet_20_link" text:visited-style-name="Visited_20_Internet_20_Link">7</text:a>] </text:p>
      <text:p text:style-name="P6">*opencv: <text:s text:c="2"/></text:p>
      <text:p text:style-name="P6"><text:span text:style-name="T9">1. </text:span>https://github.com/sinxuy/OpenCV-Point-Meter-Detection</text:p>
      <text:p text:style-name="P10"><text:span text:style-name="T5">2.</text:span><text:a xlink:type="simple" xlink:href="https://blog.csdn.net/qq_27545821/article/details/105919304?utm_medium=distribute.pc_relevant.none-task-blog-BlogCommendFromMachineLearnPai2-1.channel_param&amp;depth_1-utm_source=distribute.pc_relevant.none-task-blog-BlogCommendFromMachineLearnPai2-1.channel_param" text:style-name="Internet_20_link" text:visited-style-name="Visited_20_Internet_20_Link"><text:span text:style-name="T4">https://blog.csdn.net/qq_27545821/article/details/105919304?utm_medium=distribute.pc_relevant.none-task-blog-BlogCommendFromMachineLearnPai2-1.channel_param&amp;depth_1-utm_source=distribute.pc_relevant.none-task-blog-BlogCommendFromMachineLearnPai2-1.channel_param</text:span></text:a></text:p>
      <text:p text:style-name="P10"><text:span text:style-name="T4"/></text:p>
      <text:p text:style-name="P10"><text:span text:style-name="T4"/></text:p>
      <text:p text:style-name="P17"><text:span text:style-name="T8">#思路</text:span></text:p>
      <text:p text:style-name="P10"><text:span text:style-name="T4">预处理</text:span><text:span text:style-name="T6">=&gt; 裁剪出表盘（均值滤波，转灰度，概率霍夫圆检测（参数要试），提取圆形区域）</text:span></text:p>
      <text:p text:style-name="P16"><text:span text:style-name="T4">刻度</text:span><text:span text:style-name="T6">线提取（通过轮廓查找</text:span><text:span text:style-name="T7">，找出刻度线，刻度线拟合 找出圆心）</text:span></text:p>
      <text:p text:style-name="P16"><text:span text:style-name="T7">指针轮廓提取（霍夫直线检测，找出指针，再找指针的轮廓，将指针细化，算出其和0对应的夹角，根据角度得出其所指数值。</text:span></text:p>
      <text:p text:style-name="P16"><text:span text:style-name="T7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4"><text:span text:style-name="T3">*halcon: </text:span><text:s/>彩色图像转换成三个单通道图像，找到图像中的ROI (感兴趣区域)，增项ROI与背景的对比<text:tab/><text:tab/>度来分割得到图像中的仪表盘，再进行极坐标变换 [<text:bookmark text:name="return7"/><text:a xlink:type="simple" xlink:href="https://www.hanspub.org/journal/PaperInformation.aspx?paperID=35535#ref8" office:target-frame-name="_self" xlink:show="replace" text:style-name="Internet_20_link" text:visited-style-name="Visited_20_Internet_20_Link">8</text:a>]。</text:p>
      <text:p text:style-name="P5">*深度学习：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7:45:14.537888262</meta:creation-date>
    <dc:date>2020-09-17T17:09:25.192980839</dc:date>
    <meta:editing-duration>P1DT1H54M3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542" meta:character-count="1043" meta:non-whitespace-character-count="990"/>
  </office:meta>
</office:document-meta>
</file>